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usk DETTE!! :O:O</text:p>
      <text:p text:style-name="Standard"/>
      <text:list xml:id="list1109557919" text:style-name="L1">
        <text:list-item>
          <text:p text:style-name="P1">ændre figur faceranking.pdf --&gt; til kursiv skrift</text:p>
          <text:list>
            <text:list-item>
              <text:p text:style-name="P1">P1S0 SKAL TILFØJES</text:p>
            </text:list-item>
            <text:list-item>
              <text:p text:style-name="P1">P1S0T1 skal tilføjes</text:p>
            </text:list-item>
          </text:list>
        </text:list-item>
        <text:list-item>
          <text:p text:style-name="P1">Setter på cubicle figur 11.1</text:p>
        </text:list-item>
        <text:list-item>
          <text:p text:style-name="P1">TJEK TERMINOLOGY</text:p>
          <text:list>
            <text:list-item>
              <text:p text:style-name="P1">corner er en del af 3 faces</text:p>
            </text:list-item>
            <text:list-item>
              <text:p text:style-name="P1">edges er en del af 2 faces</text:p>
            </text:list-item>
          </text:list>
        </text:list-item>
        <text:list-item>
          <text:p text:style-name="P1">Figur 11.5</text:p>
          <text:list>
            <text:list-item>
              <text:p text:style-name="P1">TASTEFEJL i corner</text:p>
            </text:list-item>
            <text:list-item>
              <text:p text:style-name="P1">rækkefølge. Tertiary -- &gt; Secondary --&gt; Primary</text:p>
            </text:list-item>
          </text:list>
        </text:list-item>
        <text:list-item>
          <text:p text:style-name="P1">Beginners</text:p>
          <text:list>
            <text:list-item>
              <text:p text:style-name="P1">Ændre algorithm names til e.g. Algorithm1A, Algorithm 4aA ....</text:p>
            </text:list-item>
            <text:list-item>
              <text:p text:style-name="P1">Flowchart skal ændres ligeså</text:p>
              <text:list>
                <text:list-item>
                  <text:p text:style-name="P1">REPAIR I DET HELE TAGET!!</text:p>
                </text:list-item>
                <text:list-item>
                  <text:p text:style-name="P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ns Mortensen</meta:initial-creator>
    <meta:creation-date>2010-05-17T08:59:48</meta:creation-date>
    <dc:date>2010-05-17T10:41:39</dc:date>
    <dc:creator>Jens Mortensen</dc:creator>
    <meta:editing-duration>PT00H08M19S</meta:editing-duration>
    <meta:editing-cycles>2</meta:editing-cycles>
    <meta:generator>OpenOffice.org/3.2$Unix OpenOffice.org_project/320m12$Build-9483</meta:generator>
    <meta:document-statistic meta:table-count="0" meta:image-count="0" meta:object-count="0" meta:page-count="1" meta:paragraph-count="15" meta:word-count="84" meta:character-count="414"/>
  </office:meta>
</office:document-meta>
</file>